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bac2" officeooo:paragraph-rsid="0002bac2"/>
    </style:style>
    <style:style style:name="P2" style:family="paragraph" style:parent-style-name="Standard">
      <style:text-properties officeooo:rsid="0003d3e6" officeooo:paragraph-rsid="0003d3e6"/>
    </style:style>
    <style:style style:name="P3" style:family="paragraph" style:parent-style-name="Standard">
      <style:text-properties officeooo:rsid="0003d3e6" officeooo:paragraph-rsid="00059190"/>
    </style:style>
    <style:style style:name="P4" style:family="paragraph" style:parent-style-name="Standard">
      <style:text-properties officeooo:rsid="00059190" officeooo:paragraph-rsid="00059190"/>
    </style:style>
    <style:style style:name="P5" style:family="paragraph" style:parent-style-name="Standard">
      <style:text-properties officeooo:rsid="00059190" officeooo:paragraph-rsid="000677d4"/>
    </style:style>
    <style:style style:name="P6" style:family="paragraph" style:parent-style-name="Standard">
      <style:text-properties officeooo:rsid="000677d4" officeooo:paragraph-rsid="000677d4"/>
    </style:style>
    <style:style style:name="P7" style:family="paragraph" style:parent-style-name="Standard">
      <style:text-properties fo:font-weight="normal" officeooo:rsid="000677d4" officeooo:paragraph-rsid="000677d4" style:font-weight-asian="normal" style:font-weight-complex="normal"/>
    </style:style>
    <style:style style:name="P8" style:family="paragraph" style:parent-style-name="Standard">
      <style:text-properties fo:font-weight="normal" officeooo:rsid="000677d4" officeooo:paragraph-rsid="000686bd" style:font-weight-asian="normal" style:font-weight-complex="normal"/>
    </style:style>
    <style:style style:name="P9" style:family="paragraph" style:parent-style-name="Standard">
      <style:text-properties fo:font-weight="normal" officeooo:rsid="000686bd" officeooo:paragraph-rsid="000686bd" style:font-weight-asian="normal" style:font-weight-complex="normal"/>
    </style:style>
    <style:style style:name="P10" style:family="paragraph" style:parent-style-name="Standard">
      <style:text-properties fo:font-weight="normal" officeooo:rsid="0009684b" officeooo:paragraph-rsid="0009684b" style:font-weight-asian="normal" style:font-weight-complex="normal"/>
    </style:style>
    <style:style style:name="P11" style:family="paragraph" style:parent-style-name="Standard">
      <style:text-properties fo:font-weight="normal" officeooo:rsid="000b2b1e" officeooo:paragraph-rsid="000b2b1e" style:font-weight-asian="normal" style:font-weight-complex="normal"/>
    </style:style>
    <style:style style:name="P12" style:family="paragraph" style:parent-style-name="Standard">
      <style:text-properties officeooo:rsid="000b2b1e" officeooo:paragraph-rsid="000dd0f7"/>
    </style:style>
    <style:style style:name="T1" style:family="text">
      <style:text-properties fo:font-weight="bold" style:font-weight-asian="bold" style:font-weight-complex="bold"/>
    </style:style>
    <style:style style:name="T2" style:family="text">
      <style:text-properties fo:font-weight="bold" officeooo:rsid="0002bac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677d4" style:font-weight-asian="normal" style:font-weight-complex="normal"/>
    </style:style>
    <style:style style:name="T5" style:family="text">
      <style:text-properties fo:font-weight="normal" officeooo:rsid="000d0d82" style:font-weight-asian="normal" style:font-weight-complex="normal"/>
    </style:style>
    <style:style style:name="T6" style:family="text">
      <style:text-properties fo:font-weight="normal" officeooo:rsid="000dd0f7" style:font-weight-asian="normal" style:font-weight-complex="normal"/>
    </style:style>
    <style:style style:name="T7" style:family="text">
      <style:text-properties fo:font-weight="normal" officeooo:rsid="000fb6a2" style:font-weight-asian="normal" style:font-weight-complex="normal"/>
    </style:style>
    <style:style style:name="T8" style:family="text">
      <style:text-properties officeooo:rsid="0002bac2"/>
    </style:style>
    <style:style style:name="T9" style:family="text">
      <style:text-properties officeooo:rsid="000591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put)</text:p>
      <text:p text:style-name="P1"/>
      <text:p text:style-name="P1">SSR-viz needs a multiple sequence alignment (MSA) and a comma-separated value (CSV) file</text:p>
      <text:p text:style-name="P1">which is used to assign the class labels (optional class labels can also be used). <text:s/>Protein structures in PDB format can <text:span text:style-name="T9">also</text:span> be added in order to assign alignment indices. This facilitates the visualization of important residues. </text:p>
      <text:p text:style-name="P1"/>
      <text:p text:style-name="P2">Algorithm)</text:p>
      <text:p text:style-name="P2"/>
      <text:p text:style-name="P2">(a) Each aligned protein sub-family is converted into a position probability matrix (PPM). A PPM represents the probability to find an amino acid at a specific position in the alignment. The score for each position is then calculated by combining three different scoring functions. (b) The Shannon entropy as a measure for the conservedness of the position. (c) An exchange probability matrix, which measures the difference between the two classes. (d) And a weighed exchange probability matrix, which accounts for the <text:span text:style-name="T9">discrimination of amino acids with different physicochemical properties. </text:span></text:p>
      <text:p text:style-name="P2"/>
      <text:p text:style-name="P3"><text:span text:style-name="T9">Program</text:span>)</text:p>
      <text:p text:style-name="P3"/>
      <text:p text:style-name="P4">SSR-viz comes as a GUI program, which combines three distinct tools. <text:span text:style-name="T8">The CSV file can be generated automatically from the MSA using the </text:span><text:span text:style-name="T2">csv_builder</text:span><text:span text:style-name="T8"> tool. </text:span>The tool also supports the extraction of name patterns as regular expression (regex) from the MSA sequence headers. </text:p>
      <text:p text:style-name="P5">The extraction of the subfamily specific positions is performed by <text:span text:style-name="T1">ssr_plot</text:span><text:span text:style-name="T3">. </text:span><text:span text:style-name="T4">The positions can </text:span></text:p>
      <text:p text:style-name="P7">be computed based on a one-vs-one as well as a one-vs-all scoring scheme. </text:p>
      <text:p text:style-name="P6"><text:span text:style-name="T3">The mapping of the alignment to a protein structure is performed by the </text:span><text:span text:style-name="T1">add_pdb</text:span><text:span text:style-name="T3"> tool.</text:span></text:p>
      <text:p text:style-name="P7"/>
      <text:p text:style-name="P7">Structure mapping)</text:p>
      <text:p text:style-name="P7"/>
      <text:p text:style-name="P6"><text:span text:style-name="T3">The <text:s/></text:span><text:span text:style-name="T1">add_pdb </text:span><text:span text:style-name="T3">tools allows to add a PDB file form the Protein Data Bank or custom created by PyMOL. In order to map the indices of a protein structure to the alignment, the sequence of the structure is extracted and aligned using mafft. Possible offsets in the PDB are also adjusted.</text:span></text:p>
      <text:p text:style-name="P7"/>
      <text:p text:style-name="P7">Output)</text:p>
      <text:p text:style-name="P7"/>
      <text:p text:style-name="P9">The SSRs can be represented in a mathplotlib style plot, which shows the score for each positions as </text:p>
      <text:p text:style-name="P9">as a heatmap and additional a plot to highlight the significant important positions.</text:p>
      <text:p text:style-name="P9">In order to visualize the SSRs together with the alignment, a Javlview annotation file can also be created. </text:p>
      <text:p text:style-name="P9">Finally the positions can be represented in a summary CSV file ‘stats.csv’, which shows additionally the conserved amino acids for each class. The summary CSV file can used to add PDB indices.</text:p>
      <text:p text:style-name="P8"/>
      <text:p text:style-name="P10">Example scoring scheme for two artificial generated protein sub-family classes. The exchange part shows the influence of identical amino acids in both classes. The entropy block demonstrates the conservedness factor and the matrix part visualizes the influence of different types of amino acids on the scoring. Gaps are not shown in this example. Their influence can be adjusted as a parameter of the program.</text:p>
      <text:p text:style-name="P7"/>
      <text:p text:style-name="P11">Results)</text:p>
      <text:p text:style-name="P12"><text:span text:style-name="T5">N</text:span><text:span text:style-name="T3">on-</text:span><text:span text:style-name="T5">ribosomal peptiede synthases produce a broad variety of secondary metabolites. These metabolites are build up by gradually joining of amino acids chosen by the adenylation domain of the </text:span><text:span text:style-name="T6">enzyme complex. SSR-viz was used to detect and visualize the residues which are primarily </text:span><text:soft-page-break/><text:span text:style-name="T6">responsible for the distinction of valine and glycine as a substrate. Without prior investigation of the protein structure, based on the MSA analysis alone the detected residues are in accordance with the current understanding of NRPs substrate specificity. </text:span><text:span text:style-name="T7">(cite)</text:span></text:p>
      <text:p text:style-name="P12"><text:span text:style-name="T6"/></text:p>
      <text:p text:style-name="P12"><text:span text:style-name="T6">The results show, </text:span><text:span text:style-name="T7">that the</text:span><text:span text:style-name="T6"> detected residues are all located </text:span><text:span text:style-name="T7">in</text:span><text:span text:style-name="T6"> the binding side next to the substrate and the cofactor responsible for substrate transfer. The substrate choice can be explained with steric </text:span><text:span text:style-name="T7">hinderance</text:span><text:span text:style-name="T6"> of the residues with the substrate as well as a interaction with cofac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6:31:31.616856842</meta:creation-date>
    <meta:generator>LibreOffice/5.1.6.2$Linux_X86_64 LibreOffice_project/10m0$Build-2</meta:generator>
    <dc:date>2018-08-06T17:33:53.815913524</dc:date>
    <meta:editing-duration>PT2H33M26S</meta:editing-duration>
    <meta:editing-cycles>3</meta:editing-cycles>
    <meta:document-statistic meta:table-count="0" meta:image-count="0" meta:object-count="0" meta:page-count="2" meta:paragraph-count="21" meta:word-count="555" meta:character-count="3504" meta:non-whitespace-character-count="2960"/>
  </office:meta>
</office:document-meta>
</file>